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Gibralta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6">
            <text:p>36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58.5938520811693">
            <text:p>$58,59</text:p>
          </table:table-cell>
          <table:table-cell table:style-name="ce5" table:formula="of:=[.F2]-[.B3]/[.B4]" office:value-type="currency" office:currency="USD" office:value="58.2704105592308">
            <text:p>$58,27</text:p>
          </table:table-cell>
          <table:table-cell table:style-name="ce15" table:formula="of:=[.G2]/1.14" office:value-type="currency" office:currency="EUR" office:value="51.1143952273954">
            <text:p>51,1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932">
            <text:p>10,93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44.7422829891472">
            <text:p>$44,74</text:p>
          </table:table-cell>
          <table:table-cell table:style-name="ce7" table:formula="of:=[.F3]-[.B3]/[.B4]" office:value-type="currency" office:currency="USD" office:value="44.4188414672087">
            <text:p>$44,42</text:p>
          </table:table-cell>
          <table:table-cell table:style-name="ce16" table:formula="of:=[.G3]/1.14" office:value-type="currency" office:currency="EUR" office:value="38.9638960238673">
            <text:p>38,9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8.2357488638699">
            <text:p>38,2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33.799">
            <text:p>33,79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26.7402750851403">
            <text:p>$26,74</text:p>
          </table:table-cell>
          <table:table-cell table:style-name="ce14" table:formula="of:=[.F4]-[.B3]/[.B4]" office:value-type="currency" office:currency="USD" office:value="26.4168335632017">
            <text:p>$26,42</text:p>
          </table:table-cell>
          <table:table-cell table:style-name="ce17" table:formula="of:=[.G4]/1.14" office:value-type="currency" office:currency="EUR" office:value="23.1726610203524">
            <text:p>23,1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.28">
            <text:p>$2,2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14">
            <text:p>$1,14</text:p>
          </table:table-cell>
          <table:table-cell table:style-name="ce5"/>
          <table:table-cell table:style-name="ce5" table:formula="of:=[.B8]/(1+[.D2])^(1/4)" office:value-type="currency" office:currency="USD" office:value="1.11827576342543">
            <text:p>$1,12</text:p>
          </table:table-cell>
          <table:table-cell table:style-name="ce7" table:formula="of:=[.B5]/2" office:value-type="currency" office:currency="USD" office:value="1.14">
            <text:p>$1,14</text:p>
          </table:table-cell>
          <table:table-cell table:style-name="ce7"/>
          <table:table-cell table:style-name="ce7" table:formula="of:=[.E8]/(1+[.D3])^(1/4)" office:value-type="currency" office:currency="USD" office:value="1.11442622002959">
            <text:p>$1,11</text:p>
          </table:table-cell>
          <table:table-cell table:style-name="ce8" table:formula="of:=[.B5]/2" office:value-type="currency" office:currency="USD" office:value="1.14">
            <text:p>$1,14</text:p>
          </table:table-cell>
          <table:table-cell table:style-name="ce8"/>
          <table:table-cell table:style-name="ce8" table:formula="of:=[.H8]/(1+[.D4])^(1/4)" office:value-type="currency" office:currency="USD" office:value="1.11064203561721">
            <text:p>$1,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622">
            <text:p>$2,62</text:p>
          </table:table-cell>
          <table:table-cell office:value-type="percentage" office:value="0.15">
            <text:p>15,00%</text:p>
          </table:table-cell>
          <table:table-cell table:formula="of:=[.B9]/(1+[.$D$2])^[.A9]" office:value-type="currency" office:currency="USD" office:value="2.42777777777778">
            <text:p>$2,43</text:p>
          </table:table-cell>
          <table:table-cell table:formula="of:=[.B5]*(1+[.F9])" office:value-type="currency" office:currency="USD" office:value="2.5536">
            <text:p>$2,55</text:p>
          </table:table-cell>
          <table:table-cell office:value-type="percentage" office:value="0.12">
            <text:p>12,00%</text:p>
          </table:table-cell>
          <table:table-cell table:formula="of:=[.E9]/(1+[.$D$3])^[.A9]" office:value-type="currency" office:currency="USD" office:value="2.33205479452055">
            <text:p>$2,33</text:p>
          </table:table-cell>
          <table:table-cell table:formula="of:=[.B5]*(1+[.I9])" office:value-type="currency" office:currency="USD" office:value="2.394">
            <text:p>$2,39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2.15675675675676">
            <text:p>$2,1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6708">
            <text:p>$3,67</text:p>
          </table:table-cell>
          <table:table-cell office:value-type="percentage" office:value="0.4">
            <text:p>40,00%</text:p>
          </table:table-cell>
          <table:table-cell table:formula="of:=[.B10]/(1+[.$D$2])^[.A10]" office:value-type="currency" office:currency="USD" office:value="3.14711934156379">
            <text:p>$3,15</text:p>
          </table:table-cell>
          <table:table-cell table:formula="of:=[.E9]*(1+[.F10])" office:value-type="currency" office:currency="USD" office:value="3.44736">
            <text:p>$3,45</text:p>
          </table:table-cell>
          <table:table-cell office:value-type="percentage" office:value="0.35">
            <text:p>35,00%</text:p>
          </table:table-cell>
          <table:table-cell table:formula="of:=[.E10]/(1+[.$D$3])^[.A10]" office:value-type="currency" office:currency="USD" office:value="2.87513604803903">
            <text:p>$2,88</text:p>
          </table:table-cell>
          <table:table-cell table:formula="of:=[.H9]*(1+[.I10])" office:value-type="currency" office:currency="USD" office:value="2.56158">
            <text:p>$2,56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USD" office:value="2.07903579254931">
            <text:p>$2,0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111296">
            <text:p>$4,11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3.26367931717726">
            <text:p>$3,26</text:p>
          </table:table-cell>
          <table:table-cell table:formula="of:=[.E10]*(1+[.F11])" office:value-type="currency" office:currency="USD" office:value="3.792096">
            <text:p>$3,79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2.88826452314423">
            <text:p>$2,89</text:p>
          </table:table-cell>
          <table:table-cell table:formula="of:=[.H10]*(1+[.I11])" office:value-type="currency" office:currency="USD" office:value="2.6128116">
            <text:p>$2,61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1.91046532288315">
            <text:p>$1,9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27574784">
            <text:p>$4,28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3.14280230542995">
            <text:p>$3,14</text:p>
          </table:table-cell>
          <table:table-cell table:formula="of:=[.E11]*(1+[.F12])" office:value-type="currency" office:currency="USD" office:value="3.86793792">
            <text:p>$3,87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2.69043818594257">
            <text:p>$2,69</text:p>
          </table:table-cell>
          <table:table-cell table:formula="of:=[.H11]*(1+[.I12])" office:value-type="currency" office:currency="USD" office:value="2.6128116">
            <text:p>$2,61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1.72113993052536">
            <text:p>$1,7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4467777536">
            <text:p>$4,4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3.02640222004366">
            <text:p>$3,03</text:p>
          </table:table-cell>
          <table:table-cell table:formula="of:=[.E12]*(1+[.F13])" office:value-type="currency" office:currency="USD" office:value="3.9452966784">
            <text:p>$3,95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2.50616159786432">
            <text:p>$2,51</text:p>
          </table:table-cell>
          <table:table-cell table:formula="of:=[.H12]*(1+[.I13])" office:value-type="currency" office:currency="USD" office:value="2.6128116">
            <text:p>$2,61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1.55057651398681">
            <text:p>$1,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.624648863744">
            <text:p>$4,62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2.91431324893093">
            <text:p>$2,91</text:p>
          </table:table-cell>
          <table:table-cell table:formula="of:=[.E13]*(1+[.F14])" office:value-type="currency" office:currency="USD" office:value="4.024202611968">
            <text:p>$4,02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.33450669390101">
            <text:p>$2,33</text:p>
          </table:table-cell>
          <table:table-cell table:formula="of:=[.H13]*(1+[.I14])" office:value-type="currency" office:currency="USD" office:value="2.6128116">
            <text:p>$2,61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39691577836649">
            <text:p>$1,4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80963481829376">
            <text:p>$4,81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2.80637572119275">
            <text:p>$2,81</text:p>
          </table:table-cell>
          <table:table-cell table:formula="of:=[.E14]*(1+[.F15])" office:value-type="currency" office:currency="USD" office:value="4.10468666420736">
            <text:p>$4,10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2.17460897514066">
            <text:p>$2,17</text:p>
          </table:table-cell>
          <table:table-cell table:formula="of:=[.H14]*(1+[.I15])" office:value-type="currency" office:currency="USD" office:value="2.6128116">
            <text:p>$2,6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25848268321306">
            <text:p>$1,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00202021102551">
            <text:p>$5,00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2.70243587966709">
            <text:p>$2,70</text:p>
          </table:table-cell>
          <table:table-cell table:formula="of:=[.E15]*(1+[.F16])" office:value-type="currency" office:currency="USD" office:value="4.18678039749151">
            <text:p>$4,19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2.02566315492555">
            <text:p>$2,03</text:p>
          </table:table-cell>
          <table:table-cell table:formula="of:=[.H15]*(1+[.I16])" office:value-type="currency" office:currency="USD" office:value="2.6128116">
            <text:p>$2,6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13376818307483">
            <text:p>$1,1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.20210101946653">
            <text:p>$5,20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2.60234566190164">
            <text:p>$2,60</text:p>
          </table:table-cell>
          <table:table-cell table:formula="of:=[.E16]*(1+[.F17])" office:value-type="currency" office:currency="USD" office:value="4.27051600544134">
            <text:p>$4,27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88691910321832">
            <text:p>$1,89</text:p>
          </table:table-cell>
          <table:table-cell table:formula="of:=[.H16]*(1+[.I17])" office:value-type="currency" office:currency="USD" office:value="2.6128116">
            <text:p>$2,6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02141277754489">
            <text:p>$1,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41018506024519">
            <text:p>$5,41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2.50596248923862">
            <text:p>$2,51</text:p>
          </table:table-cell>
          <table:table-cell table:formula="of:=[.E17]*(1+[.F18])" office:value-type="currency" office:currency="USD" office:value="4.35592632555017">
            <text:p>$4,36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75767806875131">
            <text:p>$1,76</text:p>
          </table:table-cell>
          <table:table-cell table:formula="of:=[.H17]*(1+[.I18])" office:value-type="currency" office:currency="USD" office:value="2.6128116">
            <text:p>$2,6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0.920191691481881">
            <text:p>$0,9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9.6574897263489">
            <text:p>$29,66</text:p>
          </table:table-cell>
          <table:table-cell/>
          <table:table-cell table:style-name="ce7"/>
          <table:table-cell table:formula="of:=SUM([.G8:.G18])" office:value-type="currency" office:currency="USD" office:value="24.5858573654771">
            <text:p>$24,59</text:p>
          </table:table-cell>
          <table:table-cell/>
          <table:table-cell table:style-name="ce8"/>
          <table:table-cell table:formula="of:=SUM([.J8:.J18])" office:value-type="currency" office:currency="USD" office:value="16.2593874659997">
            <text:p>$16,2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64.9222207229423">
            <text:p>$64,92</text:p>
          </table:table-cell>
          <table:table-cell table:style-name="ce5"/>
          <table:table-cell table:formula="of:=[.B20]/(1+[.D2])^([.A18]+1/2)" office:value-type="currency" office:currency="USD" office:value="28.9363623548204">
            <text:p>$28,94</text:p>
          </table:table-cell>
          <table:table-cell table:formula="of:=[.E18]*[.D5]" office:value-type="currency" office:currency="USD" office:value="52.271115906602">
            <text:p>$52,27</text:p>
          </table:table-cell>
          <table:table-cell table:style-name="ce7"/>
          <table:table-cell table:formula="of:=[.E20]/(1+[.D3])^([.A18]+1/2)" office:value-type="currency" office:currency="USD" office:value="20.1564256236701">
            <text:p>$20,16</text:p>
          </table:table-cell>
          <table:table-cell table:formula="of:=[.H18]*[.D5]" office:value-type="currency" office:currency="USD" office:value="31.3537392">
            <text:p>$31,35</text:p>
          </table:table-cell>
          <table:table-cell table:style-name="ce8"/>
          <table:table-cell table:formula="of:=[.H20]/(1+[.D4])^([.A18]+1/2)" office:value-type="currency" office:currency="USD" office:value="10.4808876191405">
            <text:p>$10,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6">16.04.2022</text:date>, <text:time>18:49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16T18:49:48.21</dc:date>
    <dc:creator>aaa </dc:creator>
    <meta:editing-duration>P3DT5H42M29S</meta:editing-duration>
    <meta:editing-cycles>70</meta:editing-cycles>
    <meta:generator>OpenOffice/4.1.5$Win32 OpenOffice.org_project/415m1$Build-9789</meta:generator>
    <meta:document-statistic meta:table-count="5" meta:cell-count="691" meta:object-count="0"/>
  </office:meta>
</office:document-meta>
</file>